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97,190,484,464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75,746,469,538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404,650,006,428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486,803,295,097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546,676,374,567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508,692,961,937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55,501,524,575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404,993,594,133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361,456,622,215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95,008,767,295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339,476,215,683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75,625,684,968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36,103,982,431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76,134,087,150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36,385,979,322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04,911,947,834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95,385,819,320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74,030,364,472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69,448,756,932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59,372,613,485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54,604,050,168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54,457,835,193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51,075,815,09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26:30.678987750</dc:date>
    <meta:editing-duration>PT5H17M54S</meta:editing-duration>
    <meta:editing-cycles>123</meta:editing-cycles>
    <meta:generator>LibreOffice/7.2.6.2$Linux_X86_64 LibreOffice_project/20$Build-2</meta:generator>
    <meta:document-statistic meta:table-count="1" meta:cell-count="48" meta:object-count="0"/>
  </office:meta>
</office:document-meta>
</file>